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 style:data-style-name="N50">
      <style:table-cell-properties fo:background-color="#ff40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381.970635" calcext:value-type="float">
            <text:p>1381.970635</text:p>
          </table:table-cell>
          <table:table-cell table:style-name="Default" table:formula="of:=[.H2]/24/365" office:value-type="float" office:value="0.157759204908676" calcext:value-type="float">
            <text:p>0.157759204908676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2:59:39.28632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0-28T13:02:08.411784822</dc:date>
    <meta:editing-duration>P4DT13H19M3S</meta:editing-duration>
    <meta:editing-cycles>101</meta:editing-cycles>
    <meta:document-statistic meta:table-count="1" meta:cell-count="1216" meta:object-count="0"/>
  </office:meta>
</office:document-meta>
</file>